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708000004B0B145F840E2AB208C.png" manifest:media-type="image/png"/>
  <manifest:file-entry manifest:full-path="Pictures/1000000100000708000004B067AD131F549C1D6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-2.831cm" svg:y="0.026cm" svg:width="15.24cm" svg:height="10.16cm" draw:z-index="0"><draw:image xlink:href="Pictures/1000000100000708000004B067AD131F549C1D66.png" xlink:type="simple" xlink:show="embed" xlink:actuate="onLoad" draw:mime-type="image/png"/></draw:frame><draw:frame draw:style-name="fr1" draw:name="Image2" text:anchor-type="char" svg:x="12.46cm" svg:y="0cm" svg:width="15.24cm" svg:height="10.16cm" draw:z-index="1"><draw:image xlink:href="Pictures/1000000100000708000004B0B145F840E2AB20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blo Ruiz Fabo</meta:initial-creator>
    <meta:creation-date>2022-11-07T23:05:41.845973029</meta:creation-date>
    <dc:date>2022-11-07T23:13:40.192610600</dc:date>
    <dc:creator>Pablo Ruiz Fabo</dc:creator>
    <meta:editing-duration>PT7M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2.3$Linux_X86_64 LibreOffice_project/40$Build-3</meta:generator>
  </office:meta>
</office:document-meta>
</file>